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Ubuntu" fo:font-style="normal" fo:font-weight="normal" officeooo:rsid="0050d19d" officeooo:paragraph-rsid="00a01a25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style:font-name="Ubuntu" officeooo:rsid="00503cf0" officeooo:paragraph-rsid="00a01a25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1d9a1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37023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493a2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37023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493a2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Heading_20_2">
      <style:text-properties style:font-name="Ubuntu" officeooo:rsid="00a9f45e" officeooo:paragraph-rsid="00a9f45e"/>
    </style:style>
    <style:style style:name="P9" style:family="paragraph" style:parent-style-name="Text_20_body" style:list-style-name="L1">
      <style:text-properties style:font-name="Ubuntu" officeooo:rsid="00a32e85" officeooo:paragraph-rsid="00a32e85"/>
    </style:style>
    <style:style style:name="P10" style:family="paragraph" style:parent-style-name="Text_20_body" style:list-style-name="L1">
      <style:text-properties style:font-name="Ubuntu" officeooo:rsid="00a89599" officeooo:paragraph-rsid="00a89599"/>
    </style:style>
    <style:style style:name="P11" style:family="paragraph" style:parent-style-name="Text_20_body" style:list-style-name="L1">
      <style:text-properties fo:color="#000000" style:font-name="Ubuntu" fo:font-style="normal" fo:font-weight="normal" officeooo:rsid="00a32e85" officeooo:paragraph-rsid="00a32e85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000000" style:font-name="Ubuntu" fo:font-style="normal" fo:font-weight="normal" officeooo:rsid="00a32e85" officeooo:paragraph-rsid="00a32e85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14" style:family="paragraph" style:parent-style-name="Text_20_body" style:list-style-name="L2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15" style:family="paragraph" style:parent-style-name="Text_20_body" style:list-style-name="L2">
      <style:text-properties fo:color="#000000" style:font-name="Ubuntu" fo:font-style="normal" fo:font-weight="normal" officeooo:rsid="005955fb" officeooo:paragraph-rsid="00a65d38" style:font-style-asian="normal" style:font-weight-asian="normal" style:font-style-complex="normal" style:font-weight-complex="normal"/>
    </style:style>
    <style:style style:name="P16" style:family="paragraph" style:parent-style-name="Text_20_body" style:list-style-name="L2">
      <style:text-properties fo:color="#000000" style:font-name="Ubuntu" fo:font-style="normal" fo:font-weight="normal" officeooo:rsid="00a7b486" officeooo:paragraph-rsid="00a7b486" style:font-style-asian="normal" style:font-weight-asian="normal" style:font-style-complex="normal" style:font-weight-complex="normal"/>
    </style:style>
    <style:style style:name="P17" style:family="paragraph" style:parent-style-name="Text_20_body" style:list-style-name="L2">
      <style:text-properties fo:color="#000000" style:font-name="Ubuntu" fo:font-style="normal" fo:font-weight="normal" officeooo:rsid="0067bfd4" officeooo:paragraph-rsid="00a7b486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fo:color="#000000" style:font-name="Ubuntu" fo:font-style="normal" fo:font-weight="normal" officeooo:rsid="006f11a9" officeooo:paragraph-rsid="00a89599" style:font-style-asian="normal" style:font-weight-asian="normal" style:font-style-complex="normal" style:font-weight-complex="normal"/>
    </style:style>
    <style:style style:name="P19" style:family="paragraph" style:parent-style-name="Text_20_body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20" style:family="paragraph" style:parent-style-name="Text_20_body" style:list-style-name="L2">
      <style:text-properties fo:color="#000000" style:font-name="Ubuntu" fo:font-style="italic" fo:font-weight="normal" officeooo:rsid="00a7b486" officeooo:paragraph-rsid="00a7b486" style:font-style-asian="italic" style:font-weight-asian="normal" style:font-style-complex="italic" style:font-weight-complex="normal"/>
    </style:style>
    <style:style style:name="P21" style:family="paragraph" style:parent-style-name="Text_20_body" style:list-style-name="L2">
      <style:text-properties officeooo:rsid="00a65d38" officeooo:paragraph-rsid="00a65d38"/>
    </style:style>
    <style:style style:name="P22" style:family="paragraph" style:parent-style-name="Text_20_body" style:list-style-name="L2">
      <style:text-properties officeooo:rsid="00a7b486" officeooo:paragraph-rsid="00a7b486"/>
    </style:style>
    <style:style style:name="P23" style:family="paragraph" style:parent-style-name="Text_20_body" style:list-style-name="L2">
      <style:text-properties fo:font-style="normal" officeooo:rsid="00a7b486" officeooo:paragraph-rsid="00a7b486" style:font-style-asian="normal" style:font-style-complex="normal"/>
    </style:style>
    <style:style style:name="P24" style:family="paragraph" style:parent-style-name="Standard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Ubuntu"/>
    </style:style>
    <style:style style:name="T1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0d19d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01a25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a193e5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a32e8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a4ff66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a9f45e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a963e1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font-name="Ubuntu" fo:font-style="normal" fo:font-weight="normal" officeooo:rsid="005955fb" style:font-style-asian="normal" style:font-weight-asian="normal" style:font-style-complex="normal" style:font-weight-complex="normal"/>
    </style:style>
    <style:style style:name="T14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00000" style:font-name="Ubuntu" fo:font-weight="normal" style:font-weight-asian="normal" style:font-weight-complex="normal"/>
    </style:style>
    <style:style style:name="T16" style:family="text">
      <style:text-properties officeooo:rsid="00a010ba"/>
    </style:style>
    <style:style style:name="T17" style:family="text">
      <style:text-properties officeooo:rsid="0050d19d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1">2.4. Prueba de componente</text:span></text:h>
      <text:p text:style-name="P25"><text:span text:style-name="T2">Cada componente se prueba dentro del contexto de un caso de uso </text:span><text:span text:style-name="T8">de forma análoga a la prueba de validación,</text:span><text:span text:style-name="T2">.</text:span><text:span text:style-name="T8">es decir, para cada requisito. Con una opción que pueda conducir a error </text:span><text:span text:style-name="T9">para estudiar cómo es la gestión del mismo (prueba del error forzado)</text:span><text:span text:style-name="T8">, y otra opción, que produzca un éxi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9:53:52.334728812</dc:date>
    <meta:editing-duration>PT6H50S</meta:editing-duration>
    <meta:editing-cycles>164</meta:editing-cycles>
    <meta:document-statistic meta:table-count="0" meta:image-count="0" meta:object-count="0" meta:page-count="1" meta:paragraph-count="2" meta:word-count="55" meta:character-count="314" meta:non-whitespace-character-count="261"/>
  </office:meta>
</office:document-meta>
</file>